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af9b0"/>
    </style:style>
    <style:style style:name="P2" style:family="paragraph" style:parent-style-name="Heading_20_3">
      <style:text-properties fo:font-size="12pt" fo:font-weight="normal" officeooo:paragraph-rsid="002af9b0" fo:background-color="#ffff00" style:font-size-asian="12pt" style:font-weight-asian="normal" style:font-size-complex="12pt" style:font-weight-complex="normal"/>
    </style:style>
    <style:style style:name="P3" style:family="paragraph" style:parent-style-name="Heading_20_3">
      <style:paragraph-properties fo:margin-left="0cm" fo:margin-right="0cm" fo:margin-top="0.529cm" fo:margin-bottom="0.132cm" style:contextual-spacing="false" fo:text-indent="0cm" style:auto-text-indent="false"/>
      <style:text-properties fo:font-size="12pt" fo:font-weight="normal" officeooo:paragraph-rsid="002b7792" fo:background-color="#ffff00" style:font-size-asian="12pt" style:font-weight-asian="normal" style:font-size-complex="12pt" style:font-weight-complex="normal"/>
    </style:style>
    <style:style style:name="P4" style:family="paragraph" style:parent-style-name="Heading_20_3">
      <style:paragraph-properties fo:margin-left="0cm" fo:margin-right="0cm" fo:margin-top="0.529cm" fo:margin-bottom="0.132cm" style:contextual-spacing="false" fo:text-indent="0cm" style:auto-text-indent="false"/>
      <style:text-properties fo:font-size="12pt" fo:font-weight="normal" fo:background-color="#ffff00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2af9b0"/>
    </style:style>
    <style:style style:name="P6" style:family="paragraph" style:parent-style-name="Standard">
      <style:text-properties officeooo:paragraph-rsid="002af9b0" fo:background-color="#ffff00"/>
    </style:style>
    <style:style style:name="P7" style:family="paragraph" style:parent-style-name="Standard">
      <style:text-properties officeooo:rsid="002b7792" officeooo:paragraph-rsid="002b7792" fo:background-color="#ffff00"/>
    </style:style>
    <style:style style:name="P8" style:family="paragraph" style:parent-style-name="Standard">
      <style:text-properties officeooo:rsid="002b7792" officeooo:paragraph-rsid="002b7792"/>
    </style:style>
    <style:style style:name="P9" style:family="paragraph" style:parent-style-name="Standard">
      <style:text-properties officeooo:paragraph-rsid="002af9b0" fo:background-color="transparent"/>
    </style:style>
    <style:style style:name="T1" style:family="text">
      <style:text-properties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¿Cuál es la normativa clave para la gestión de la calidad en un taller de microinformática?</text:p>
      <text:p text:style-name="P1">a) ISO 14001</text:p>
      <text:p text:style-name="P1">b) OHSAS 18001</text:p>
      <text:p text:style-name="P6">c) ISO 9001</text:p>
      <text:p text:style-name="P1">d) Normativa EN 61010 </text:p>
      <text:p text:style-name="P8">fuente: <text:a xlink:type="simple" xlink:href="http://www.congresoson.gob.mx:81/Content/ISO/documentos/ISO_9001_2015.pdf" text:style-name="Internet_20_link" text:visited-style-name="Visited_20_Internet_20_Link">http://www.congresoson.gob.mx:81/Content/ISO/documentos/ISO_9001_2015.pdf</text:a> </text:p>
      <text:p text:style-name="P1">¿Qué característica es común en un lector de tarjetas con conexión USB-C?</text:p>
      <text:p text:style-name="P1">a) Necesidad de adaptadores para la transferencia de datos</text:p>
      <text:p text:style-name="P1">b) Mayor velocidad de lectura de tarjetas de memoria</text:p>
      <text:p text:style-name="P1">c) Uso exclusivo para dispositivos Android</text:p>
      <text:p text:style-name="P1">d) Reducción de la velocidad de transferencia</text:p>
      <text:p text:style-name="P7">reversivilidad</text:p>
      <text:p text:style-name="P8">fuente: <text:a xlink:type="simple" xlink:href="https://www.macnificos.com/usb-tipo-c" text:style-name="Internet_20_link" text:visited-style-name="Visited_20_Internet_20_Link">https://www.macnificos.com/usb-tipo-c</text:a> </text:p>
      <text:p text:style-name="P8"/>
      <text:p text:style-name="P1">¿Cuál es la ventaja de una base de refrigeración para laptop?</text:p>
      <text:p text:style-name="P1">a) Proporcionar almacenamiento adicional a la computadora</text:p>
      <text:p text:style-name="P6">b) Controlar la velocidad de los ventiladores internos para enfriar la laptop</text:p>
      <text:p text:style-name="P1">c) Exclusivamente para la reproducción de video</text:p>
      <text:p text:style-name="P1">d) Reducción de la velocidad de transferencia de datos</text:p>
      <text:p text:style-name="P8">fuente: <text:a xlink:type="simple" xlink:href="https://escuderofijo.com/ventajas-bases-de-refrigeracion-nk-para-portatil/" text:style-name="Internet_20_link" text:visited-style-name="Visited_20_Internet_20_Link">https://escuderofijo.com/ventajas-bases-de-refrigeracion-nk-para-portatil/</text:a> </text:p>
      <text:p text:style-name="P1"/>
      <text:p text:style-name="P1">¿Qué función realiza una base de refrigeración con ventiladores ajustables?</text:p>
      <text:p text:style-name="P6">a) Ajuste manual de la velocidad de los ventiladores</text:p>
      <text:p text:style-name="P1">b) Uso exclusivo para dispositivos Apple</text:p>
      <text:p text:style-name="P1">c) Reducción de la velocidad de transferencia de datos</text:p>
      <text:p text:style-name="P9">d) Control automático de la temperatura de la laptop</text:p>
      <text:p text:style-name="P8">fuente: <text:a xlink:type="simple" xlink:href="https://es.marsgaming.eu/es/refrigeracion/base-de-refrigeracion-y-stand-mnbc23_mnbc23" text:style-name="Internet_20_link" text:visited-style-name="Visited_20_Internet_20_Link">https://es.marsgaming.eu/es/refrigeracion/base-de-refrigeracion-y-stand-mnbc23_mnbc23</text:a> </text:p>
      <text:p text:style-name="P8"/>
      <text:p text:style-name="P1">¿Cuál es la principal función de un teclado externo para laptop?</text:p>
      <text:p text:style-name="P1">a) Gestionar la velocidad de los ventiladores</text:p>
      <text:p text:style-name="P1">b) Proporcionar una base de conexión para dispositivos externos</text:p>
      <text:p text:style-name="P1">c) Exclusivamente para la reproducción de video</text:p>
      <text:p text:style-name="P6">d) Facilitar la entrada de datos en una laptop</text:p>
      <text:p text:style-name="P8">fuente: <text:a xlink:type="simple" xlink:href="https://tecladode.com/teclado-externo-para-portatil/" text:style-name="Internet_20_link" text:visited-style-name="Visited_20_Internet_20_Link">https://tecladode.com/teclado-externo-para-portatil/</text:a> </text:p>
      <text:p text:style-name="P8"/>
      <text:p text:style-name="P1">¿Qué ventaja ofrece un teclado externo mecánico sobre uno de membrana?</text:p>
      <text:p text:style-name="P1">a) Menos durabilidad y resistencia</text:p>
      <text:p text:style-name="P6">b) Mayor retroalimentación táctil y durabilidad</text:p>
      <text:p text:style-name="P1">c) Exclusivamente para dispositivos Windows</text:p>
      <text:p text:style-name="P1">d) Reducción de la velocidad de transferencia de datos</text:p>
      <text:p text:style-name="P8">fuente: <text:a xlink:type="simple" xlink:href="https://www.profesionalreview.com/2022/06/18/teclado-membrana/" text:style-name="Internet_20_link" text:visited-style-name="Visited_20_Internet_20_Link">https://www.profesionalreview.com/2022/06/18/teclado-membrana/</text:a> </text:p>
      <text:p text:style-name="P1"/>
      <text:p text:style-name="P1">¿Cuál es la función principal de un adaptador de corriente externo?</text:p>
      <text:p text:style-name="P1">a) Gestionar la velocidad de los ventiladores</text:p>
      <text:p text:style-name="P1">b) Proporcionar energía adicional a dispositivos externos</text:p>
      <text:p text:style-name="P1">c) Exclusivamente para la reproducción de video</text:p>
      <text:p text:style-name="P1">d) Ampliar la capacidad de almacenamiento interno</text:p>
      <text:p text:style-name="P6">convertir la corriente alterna (CA) de la toma de corriente en corriente continua (CC) </text:p>
      <text:p text:style-name="P8">fuente: <text:a xlink:type="simple" xlink:href="https://es.wikipedia.org/wiki/Adaptador_de_corriente_alterna" text:style-name="Internet_20_link" text:visited-style-name="Visited_20_Internet_20_Link">https://es.wikipedia.org/wiki/Adaptador_de_corriente_alterna</text:a> </text:p>
      <text:p text:style-name="P8"/>
      <text:p text:style-name="P1"><text:soft-page-break/>¿Cuál es la recomendación estándar de luminosidad para un espacio de trabajo en un taller de microinformática según las normativas ergonómicas?</text:p>
      <text:p text:style-name="P6">a) Entre 100 y 200 lux</text:p>
      <text:p text:style-name="P1">b) Menos de 50 lux</text:p>
      <text:p text:style-name="P1">c) Más de 500 lux</text:p>
      <text:p text:style-name="P1">d) Sin restricciones de luminosidad</text:p>
      <text:p text:style-name="P8">fuente: <text:a xlink:type="simple" xlink:href="https://www.insst.es/documents/94886/96076/Iluminacion+en+el+puesto+de+trabajo/9f9299b8-ec3c-449e-81af-2f178848fd0a" text:style-name="Internet_20_link" text:visited-style-name="Visited_20_Internet_20_Link">https://www.insst.es/documents/94886/96076/Iluminacion+en+el+puesto+de+trabajo/9f9299b8-ec3c-449e-81af-2f178848fd0a</text:a> </text:p>
      <text:p text:style-name="P1"/>
      <text:p text:style-name="P1">¿Qué posición de la pantalla del monitor se considera ergonómicamente recomendada para evitar molestias visuales?</text:p>
      <text:p text:style-name="P6">a) A nivel de los ojos o ligeramente debajo</text:p>
      <text:p text:style-name="P1">b) Por encima de la línea de visión</text:p>
      <text:p text:style-name="P1">c) En un ángulo de 45 grados hacia abajo</text:p>
      <text:p text:style-name="P1">d) En un ángulo de 90 grados hacia arriba</text:p>
      <text:p text:style-name="P8">fuente: <text:a xlink:type="simple" xlink:href="https://www.viewsonic.com/library/business/best-computer-screen-positioning/" text:style-name="Internet_20_link" text:visited-style-name="Visited_20_Internet_20_Link">https://www.viewsonic.com/library/business/best-computer-screen-positioning/</text:a> </text:p>
      <text:p text:style-name="P1"/>
      <text:p text:style-name="P1">¿Cuál es la altura recomendada para la silla de trabajo en un taller de microinformática?</text:p>
      <text:p text:style-name="P1">a) A nivel del suelo</text:p>
      <text:p text:style-name="P6">b) Ajustada de manera que los pies toquen el suelo y las rodillas formen un ángulo de 90 grados</text:p>
      <text:p text:style-name="P1">c) Más alta que la altura de la mesa</text:p>
      <text:p text:style-name="P1">d) Sin restricciones de altura</text:p>
      <text:p text:style-name="P8">fuente: <text:a xlink:type="simple" xlink:href="https://www.boe.es/buscar/doc.php?id=BOE-A-2011-10055" text:style-name="Internet_20_link" text:visited-style-name="Visited_20_Internet_20_Link">https://www.boe.es/buscar/doc.php?id=BOE-A-2011-10055</text:a> </text:p>
      <text:p text:style-name="P1"/>
      <text:p text:style-name="P1">¿Qué distancia se sugiere entre los ojos y la pantalla del monitor para reducir la fatiga visual?</text:p>
      <text:p text:style-name="P1">a) Menos de 20 centímetros</text:p>
      <text:p text:style-name="P1">b) Más de 1 metro</text:p>
      <text:p text:style-name="P6">c) Entre 50 y 70 centímetros</text:p>
      <text:p text:style-name="P1">d) Sin restricciones de distancia</text:p>
      <text:p text:style-name="P8">fuente: <text:a xlink:type="simple" xlink:href="https://www.bliink.ai/blog/post/are-you-far-enough-from-your-computer-screen" text:style-name="Internet_20_link" text:visited-style-name="Visited_20_Internet_20_Link">https://www.bliink.ai/blog/post/are-you-far-enough-from-your-computer-screen</text:a> </text:p>
      <text:p text:style-name="P1"/>
      <text:p text:style-name="P1">¿Cuál es la posición recomendada de los brazos al trabajar en un taller de microinformática?</text:p>
      <text:p text:style-name="P1">a) Estirados completamente</text:p>
      <text:p text:style-name="P1">b) En un ángulo de 180 grados</text:p>
      <text:p text:style-name="P6">c) Formando un ángulo de 90 grados</text:p>
      <text:p text:style-name="P1">d) Sin restricciones de posición</text:p>
      <text:p text:style-name="P8">fuente: <text:a xlink:type="simple" xlink:href="https://es.wikibooks.org/wiki/Mantenimiento_y_Montaje_de_Equipos_Informáticos/Tema_6/Precauciones" text:style-name="Internet_20_link" text:visited-style-name="Visited_20_Internet_20_Link">https://es.wikibooks.org/wiki/Mantenimiento_y_Montaje_de_Equipos_Inform%C3%A1ticos/Tema_6/Precauciones</text:a> </text:p>
      <text:p text:style-name="P1"/>
      <text:p text:style-name="P1">¿Qué se recomienda para evitar la fatiga visual en un espacio de trabajo con computadora?</text:p>
      <text:p text:style-name="P1">a) Pantallas de baja resolución</text:p>
      <text:p text:style-name="P1">b) Fuentes de luz intensa directa sobre la pantalla</text:p>
      <text:p text:style-name="P1">c) Descansar los ojos mirando al horizonte cada 2 horas</text:p>
      <text:p text:style-name="P1">d) Sin restricciones en las condiciones visuales</text:p>
      <text:h text:style-name="P2" text:outline-level="3"><text:soft-page-break/>1. ¡Parpadee!</text:h>
      <text:h text:style-name="P3" text:outline-level="3">2. Lubrique los ojos.</text:h>
      <text:h text:style-name="P4" text:outline-level="3">3. Siga la regla “20-20-20”.</text:h>
      <text:h text:style-name="P4" text:outline-level="3">4. Utilice anteojos para la computadora.</text:h>
      <text:h text:style-name="P4" text:outline-level="3">5. Ajustar el brillo y el contraste.</text:h>
      <text:h text:style-name="P4" text:outline-level="3">6. Reduzca el destello.</text:h>
      <text:h text:style-name="P4" text:outline-level="3">7. Gradúe su posición en relación con la computadora.</text:h>
      <text:p text:style-name="P1">Fuente: <text:a xlink:type="simple" xlink:href="https://www.aao.org/salud-ocular/consejos/uso-de-la-computadora-y-la-fatiga-visual" text:style-name="Internet_20_link" text:visited-style-name="Visited_20_Internet_20_Link">https://www.aao.org/salud-ocular/consejos/uso-de-la-computadora-y-la-fatiga-visual</text:a> </text:p>
      <text:p text:style-name="P1"/>
      <text:p text:style-name="P1">¿Cuál es la posición ideal del teclado y el ratón para prevenir problemas musculoesqueléticos?</text:p>
      <text:p text:style-name="P9">a) En un nivel inferior al de los codos</text:p>
      <text:p text:style-name="P1">b) A la altura del pecho</text:p>
      <text:p text:style-name="P1">c) A la altura de los hombros</text:p>
      <text:p text:style-name="P1">d) Sin restricciones de posición</text:p>
      <text:p text:style-name="P6">a la misma altura que los brazos, de manera que no se inclinen hacia abajo </text:p>
      <text:p text:style-name="P1">fuente: <text:a xlink:type="simple" xlink:href="https://www.discapnet.es/salud/salud-laboral/prevencion-de-riesgos-laborales/prevencion-riegos-laborales-colocacion-del-ordenador" text:style-name="Internet_20_link" text:visited-style-name="Visited_20_Internet_20_Link">https://www.discapnet.es/salud/salud-laboral/prevencion-de-riesgos-laborales/prevencion-riegos-laborales-colocacion-del-ordenador</text:a> </text:p>
      <text:p text:style-name="P1"/>
      <text:p text:style-name="P1">¿Cuál es la postura recomendada para evitar molestias en la espalda al estar sentado en una silla durante largos periodos?</text:p>
      <text:p text:style-name="P1">a) Inclinarse hacia adelante</text:p>
      <text:p text:style-name="P6">b) Mantener la espalda recta y apoyada en el respaldo de la silla</text:p>
      <text:p text:style-name="P1">c) Cruzar las piernas</text:p>
      <text:p text:style-name="P1">d) Sin restricciones de postura</text:p>
      <text:p text:style-name="P1">fuente: <text:a xlink:type="simple" xlink:href="https://wphphysio.com.au/posture-related-neck-and-shoulder-pain/" text:style-name="Internet_20_link" text:visited-style-name="Visited_20_Internet_20_Link">https://wphphysio.com.au/posture-related-neck-and-shoulder-pain/</text:a> </text:p>
      <text:p text:style-name="P1"/>
      <text:p text:style-name="P1">¿Qué se recomienda para prevenir la fatiga visual en un taller de microinformática?</text:p>
      <text:p text:style-name="P1">a) Monitores de baja resolución</text:p>
      <text:p text:style-name="P1">b) Iluminación intensa directa sobre la pantalla</text:p>
      <text:p text:style-name="P1">c) Tomar descansos cortos cada hora</text:p>
      <text:p text:style-name="P1">d) Sin restricciones en las condiciones visuales</text:p>
      <text:p text:style-name="P6">graduar el brillo y el contraste de las pantallas, evitar deslumbramientos colocando las pantallas en paralelo a las fuentes de luz, y regular la iluminación ambiental para evitar puntos de sombra o un exceso de luz</text:p>
      <text:p text:style-name="P9">fuente: <text:a xlink:type="simple" xlink:href="https://www.unir.net/ingenieria/revista/riesgos-laborales-informatica/" text:style-name="Internet_20_link" text:visited-style-name="Visited_20_Internet_20_Link">https://www.unir.net/ingenieria/revista/riesgos-laborales-informatica/</text:a> </text:p>
      <text:p text:style-name="P1"/>
      <text:p text:style-name="P1">¿Cuál es la posición ergonómicamente correcta para los pies al estar sentado en un espacio de trabajo de microinformática?</text:p>
      <text:p text:style-name="P1">a) Cruzar las piernas</text:p>
      <text:p text:style-name="P6">b) Mantener los pies en el suelo o apoyados en un reposapiés</text:p>
      <text:p text:style-name="P1">c) Colocar los pies sobre la silla</text:p>
      <text:p text:style-name="P1">d) Sin restricciones de posición de los pies</text:p>
      <text:p text:style-name="P1"><text:soft-page-break/>fuente: <text:a xlink:type="simple" xlink:href="https://dspace.lib.cranfield.ac.uk/bitstream/handle/1826/7751/Christopher_Durugbo_Thesis_2011.pdf?isAllowed=y&amp;sequence=1" text:style-name="Internet_20_link" text:visited-style-name="Visited_20_Internet_20_Link">https://dspace.lib.cranfield.ac.uk/bitstream/handle/1826/7751/Christopher_Durugbo_Thesis_2011.pdf?isAllowed=y&amp;sequence=1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10:06:24.612000000</dc:date>
    <meta:editing-duration>PT1H8M25S</meta:editing-duration>
    <meta:editing-cycles>22</meta:editing-cycles>
    <meta:generator>LibreOffice/7.6.2.1$Windows_X86_64 LibreOffice_project/56f7684011345957bbf33a7ee678afaf4d2ba333</meta:generator>
    <meta:document-statistic meta:table-count="0" meta:image-count="0" meta:object-count="0" meta:page-count="4" meta:paragraph-count="113" meta:word-count="857" meta:character-count="6331" meta:non-whitespace-character-count="5567"/>
  </office:meta>
</office:document-meta>
</file>